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bb061"/>
    </style:style>
    <style:style style:name="P2" style:family="paragraph" style:parent-style-name="References">
      <style:paragraph-properties fo:margin-top="0in" fo:margin-bottom="0in" loext:contextual-spacing="true" fo:line-height="200%"/>
      <style:text-properties officeooo:paragraph-rsid="001bb061"/>
    </style:style>
    <style:style style:name="P3" style:family="paragraph" style:parent-style-name="References">
      <style:paragraph-properties fo:line-height="200%"/>
      <style:text-properties officeooo:paragraph-rsid="001bb061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6pt" style:font-size-asian="16pt" style:font-name-complex="Times New Roman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2">References</text:span></text:h>
      <text:p text:style-name="P2">Biilmann, Matt. 2015. “Why static site generators are the next big thing.” <text:span text:style-name="T1">Smashing Magazine</text:span>, November 2. <text:a xlink:type="simple" xlink:href="https://www.smashingmagazine.com/2015/11/modern-static-website-generators-next-big-thing/" text:style-name="Internet_20_link" text:visited-style-name="Visited_20_Internet_20_Link">https://www.smashingmagazine.com/2015/11/modern-static-website-generators-next-big-thing/</text:a> .</text:p>
      <text:p text:style-name="P2">Buell, Jesi, and Mark Sandford. 2018. “From Dreamweaver to Drupal: A University Library Website Case Study.” <text:span text:style-name="T1">Information Technology and Libraries</text:span> 37 (2): 118–26. <text:a xlink:type="simple" xlink:href="https://doi.org/10.6017/ital.v37i2.10113" text:style-name="Internet_20_link" text:visited-style-name="Visited_20_Internet_20_Link">https://doi.org/10.6017/ital.v37i2.10113</text:a> .</text:p>
      <text:p text:style-name="P2">Connell, Ruth Sara. 2013. “Content Management Systems: Trends in Academic Libraries.” <text:span text:style-name="T1">Information Technology and Libraries</text:span> 32 (2): 42–55. <text:a xlink:type="simple" xlink:href="https://doi.org/10.6017/ital.v32i2.4632" text:style-name="Internet_20_link" text:visited-style-name="Visited_20_Internet_20_Link">https://doi.org/10.6017/ital.v32i2.4632</text:a> .</text:p>
      <text:p text:style-name="P2">Davis, Robin Camille. 2015. “Git and GitHub for Librarians.” <text:span text:style-name="T1">Behavioral &amp; Social Sciences Librarian</text:span> 34 (3): 158–164. <text:a xlink:type="simple" xlink:href="https://doi.org/10.1080/01639269.2015.1062586" text:style-name="Internet_20_link" text:visited-style-name="Visited_20_Internet_20_Link">https://doi.org/10.1080/01639269.2015.1062586</text:a> <text:span text:style-name="Internet_20_link">.</text:span></text:p>
      <text:p text:style-name="P2">Eaton, Mark Edward. 2018. “A Comparative Analysis of the Use of GitHub by Librarians and Non-Librarians.” <text:span text:style-name="T1">Evidence Based Library &amp; Information Practice</text:span> 13 (2): 27–47. <text:a xlink:type="simple" xlink:href="https://doi.org/10.18438/eblip29291" text:style-name="Internet_20_link" text:visited-style-name="Visited_20_Internet_20_Link">https://doi.org/10.18438/eblip29291</text:a> <text:span text:style-name="Internet_20_link">.</text:span></text:p>
      <text:p text:style-name="P2">Hubble, Ann, Deborah A. Murphy, and Susan Chesley Perry. 2011. “From Static and Stale to Dynamic and Collaborative: The Drupal Difference.” <text:span text:style-name="T1">Information Technology and Libraries </text:span>30 (4): 190–97. <text:a xlink:type="simple" xlink:href="https://doi.org/10.6017/ital.v30i4.1870" text:style-name="Internet_20_link" text:visited-style-name="Visited_20_Internet_20_Link">https://doi.org/10.6017/ital.v30i4.1870</text:a> .</text:p>
      <text:p text:style-name="P2">Maceli, Monica, and John J. Burke. 2016. “Technology Skills in the Workplace: Information Professionals’ Current Use and Future Aspirations.” <text:span text:style-name="T1">Information Technology and Libraries</text:span> 35 (4): 35–62. <text:a xlink:type="simple" xlink:href="https://doi.org/10.6017/ital.v35i4.9540" text:style-name="Internet_20_link" text:visited-style-name="Visited_20_Internet_20_Link">https://doi.org/10.6017/ital.v35i4.9540</text:a> .</text:p>
      <text:p text:style-name="P2">Northrup, Lori, Ed Cherry, and Della Darby. 2017. “Using Server-Side Include Commands for Subject Web-Page Management: An Alternative to Database-Driven Technologies for the Smaller Academic Library.” <text:span text:style-name="T1">Information Technology and Libraries</text:span> 23 (4): 192–97 <text:a xlink:type="simple" xlink:href="https://doi.org/10.6017/ital.v23i4.9664" text:style-name="Internet_20_link" text:visited-style-name="Visited_20_Internet_20_Link">https://doi.org/10.6017/ital.v23i4.9664</text:a> .</text:p>
      <text:p text:style-name="P3"><text:soft-page-break/>University of Idaho. 2018. “Refreshed website, brand resource center launches.” University of Idaho News, June 08. <text:a xlink:type="simple" xlink:href="https://www.uidaho.edu/news/news-articles/faculty-staff-news/2018-june/061118-brandresource" text:style-name="Internet_20_link" text:visited-style-name="Visited_20_Internet_20_Link">https://www.uidaho.edu/news/news-articles/faculty-staff-news/2018-june/061118-brandresource</text:a> . (archived: <text:a xlink:type="simple" xlink:href="https://perma.cc/B78D-MDSC" text:style-name="Internet_20_link" text:visited-style-name="Visited_20_Internet_20_Link">https://perma.cc/B78D-MDSC</text:a> ).</text:p>
      <text:p text:style-name="P2">Vassiliadis, Kim, and Lisa R. Stimatz. 2002. “The Instruction Librarian’s Role in Creating a Usable Web Site.” <text:span text:style-name="T1">Reference Services Review</text:span> 30 (4): 338–342. <text:a xlink:type="simple" xlink:href="https://doi.org/10.1108/00907320210451330" text:style-name="Internet_20_link" text:visited-style-name="Visited_20_Internet_20_Link">https://doi.org/10.1108/00907320210451330</text:a> .</text:p>
      <text:p text:style-name="P2">Williamson, Evan. 2020. “Library Website Platforms Scan [data set].” Zenodo. <text:a xlink:type="simple" xlink:href="http://doi.org/10.5281/zenodo.3653184" text:style-name="Internet_20_link" text:visited-style-name="Visited_20_Internet_20_Link">http://doi.org/10.5281/zenodo.3653184</text:a> .</text:p>
      <text:p text:style-name="P2">Yeh, Shea-Tinn, Fernando Reyes, Jeff Rynhart, and Philip Bain. 2016. “Deploying Islandora as a Digital Repository Platform: A Multifaceted Experience at the University of Denver Libraries.” <text:span text:style-name="T1">D-Lib Magazine</text:span> 22 (7/8). <text:a xlink:type="simple" xlink:href="https://doi.org/10.1045/july2016-yeh" text:style-name="Internet_20_link" text:visited-style-name="Visited_20_Internet_20_Link">https://doi.org/10.1045/july2016-yeh</text:a> 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References" style:family="paragraph" style:parent-style-name="Standard" style:default-outline-level="">
      <style:paragraph-properties fo:margin-left="0.5in" fo:margin-right="0in" fo:margin-top="0.0835in" fo:margin-bottom="0in" loext:contextual-spacing="true" fo:line-height="150%" fo:text-indent="-0.5in" style:auto-text-indent="false"/>
    </style:style>
    <style:style style:name="Heading_20_1" style:display-name="Heading 1" style:family="paragraph" style:parent-style-name="Standard" style:next-style-name="Paragraph" style:default-outline-level="1" style:list-style-name="" style:class="text">
      <style:paragraph-properties fo:margin-left="0in" fo:margin-right="0.3937in" fo:margin-top="0.25in" fo:margin-bottom="0.0417in" loext:contextual-spacing="true" fo:line-height="150%" fo:text-indent="0in" style:auto-text-indent="false" fo:keep-with-next="always"/>
      <style:text-properties fo:font-weight="bold" style:letter-kerning="true" style:font-weight-asian="bold" style:font-name-complex="Arial" style:font-family-complex="Arial" style:font-family-generic-complex="system" style:font-pitch-complex="variable" style:font-size-complex="16pt" style:font-weight-complex="bold"/>
    </style:style>
    <style:style style:name="Paragraph" style:family="paragraph" style:parent-style-name="Standard" style:next-style-name="New_20_paragraph" style:default-outline-level="">
      <style:paragraph-properties fo:margin-top="0.1665in" fo:margin-bottom="0in" loext:contextual-spacing="false" fo:orphans="0" fo:widows="0"/>
    </style:style>
    <style:style style:name="New_20_paragraph" style:display-name="New paragraph" style:family="paragraph" style:parent-style-name="Standard" style:default-outline-level="">
      <style:paragraph-properties fo:margin-left="0in" fo:margin-right="0in" fo:text-indent="0.5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2T08:06:26.606745411</meta:creation-date>
    <dc:date>2021-07-02T08:06:47.892800089</dc:date>
    <meta:editing-duration>PT21S</meta:editing-duration>
    <meta:editing-cycles>1</meta:editing-cycles>
    <meta:document-statistic meta:table-count="0" meta:image-count="0" meta:object-count="0" meta:page-count="2" meta:paragraph-count="13" meta:word-count="301" meta:character-count="2536" meta:non-whitespace-character-count="2256"/>
    <meta:generator>LibreOffice/6.4.7.2$Linux_X86_64 LibreOffice_project/40$Build-2</meta:generator>
  </office:meta>
</office:document-meta>
</file>